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871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>5.1 (s(u/o)ffossa)</text:span>: Suffossa is the lemma, but she needs to indicate that witnesses have a difference of orthography here, which is why she uses “(u/o)”.</text:p>
      <text:p text:style-name="Text_20_body"><text:span text:style-name="T1">8.4 (aduersos (sc. impetus) ex munitionibus sustineri)</text:span>: “(sc. impetus)” is a note inserted by Damon for context.</text:p>
      <text:p text:style-name="Text_20_body"><text:span text:style-name="T1">10.2 (accessissent (sc. nostri))</text:span>: “(sc. nostri)” is a note inserted by Damon for context.</text:p>
      <text:p text:style-name="Text_20_body"><text:span text:style-name="T1">12.1 (et &lt;gap&gt;)</text:span>: I agree that we should not allow “&lt;gap&gt;”. In the STAB for this, she prints ***. Replacing &lt;gap&gt; with *** should resolve the next entry in the log.</text:p>
      <text:p text:style-name="Text_20_body"><text:span text:style-name="T1">13.5 (X (i.e., decem))</text:span>: The parenthetical is a note for context.</text:p>
      <text:p text:style-name="Text_20_body"><text:span text:style-name="T1">14.1 (Rhodios (sc. e.g. classiarios))</text:span>: The parenthetical is a note for context.</text:p>
      <text:p text:style-name="Text_20_body"><text:span text:style-name="T1">15.3 (Caesaris &lt;moram&gt;)</text:span>: Agreed that the regex is hard. This can be encoded manually.</text:p>
      <text:p text:style-name="Text_20_body"><text:span text:style-name="T1">16.1 (illi (sc. hostes) tenerent)</text:span>: The parenthetical is a note for context.</text:p>
      <text:p text:style-name="Text_20_body"><text:span text:style-name="T1">18.3 (oppidum enatauerunt multi tamen ex his capti interfectique sunt sed numerus captiuorum omnino fuit VI milium)</text:span>: This must be done manually. See <text:a xlink:type="simple" xlink:href="https://digitallatin.github.io/guidelines/LDLT-Guidelines.html#apparatus-criticus-basic-entry-cross-elements/" text:style-name="Internet_20_link" text:visited-style-name="Visited_20_Internet_20_Link"><text:span text:style-name="Definition">https://digitallatin.github.io/guidelines/LDLT-Guidelines.html#apparatus-criticus-basic-entry-cross-elements/</text:span></text:a>.</text:p>
      <text:p text:style-name="Text_20_body"><text:span text:style-name="T1">19.6 (pugnabatur 2806 (24.2) ad hostes)</text:span>: I’ve asked Damon about this.</text:p>
      <text:p text:style-name="Text_20_body"><text:span text:style-name="T1">22.1 (af(f)uerunt)</text:span>: The parenthetical indicates orthographical differences.</text:p>
      <text:p text:style-name="Text_20_body"><text:span text:style-name="T1">22.2 (manum &lt;gap&gt;)</text:span>: Replace &lt;gap&gt; with ***.</text:p>
      <text:p text:style-name="Text_20_body"><text:span text:style-name="T1">25.1 (itinere &lt;ex&gt;)</text:span>: Is it maybe expecting ‘<text:span text:style-name="T3">&amp;lt;</text:span>ex<text:span text:style-name="T3">&amp;gt;</text:span>’?</text:p>
      <text:p text:style-name="Text_20_body"><text:span text:style-name="T1">25.5 (perforasset ac demersisset (sc. Euphranor))</text:span>: The parenthetical is a note for context.</text:p>
      <text:p text:style-name="Text_20_body"><text:span text:style-name="T1">27.7 (adiuncti his)</text:span>: I have asked Damon about this.</text:p>
      <text:p text:style-name="Text_20_body"><text:span text:style-name="T1">31.1 (tres (i.e., III))</text:span>: The parenthetical explains that ‘tres’ and ‘III’ are the same (i.e., orthographical differences).</text:p>
      <text:p text:style-name="Text_20_body"><text:span text:style-name="T1">47.2 (consumpto post)</text:span>: I have asked Damon about this.</text:p>
      <text:p text:style-name="Text_20_body"><text:span text:style-name="T1">48.1 (quod (sc. odium) uel)</text:span>: The parenthetical is a note for context.</text:p>
      <text:p text:style-name="Text_20_body"><text:span text:style-name="T1">48.1 (animaduertere)</text:span>: I have asked Damon about this.</text:p>
      <text:p text:style-name="Text_20_body"><text:span text:style-name="T1">48.3 (minuebat (sc. Cassius))</text:span>: The parenthetical is a note for context.</text:p>
      <text:p text:style-name="Text_20_body"><text:span text:style-name="T1">49.1 (in ea (sc. prouincia))</text:span>: The parenthetical is a note for context.</text:p>
      <text:p text:style-name="Text_20_body"><text:span text:style-name="T1">49.2 (coiciebantur)</text:span>: The main text has <text:span text:style-name="T2">coniciebantur</text:span>, not <text:span text:style-name="T2">coniciebatur</text:span>. This is one of those notes that doesn’t report the lemma in a traditional apparatus criticus. That is, <text:span text:style-name="T2">coiciebantur</text:span> is a variant reading.</text:p>
      <text:p text:style-name="Text_20_body"><text:soft-page-break/><text:span text:style-name="T1">52.1 (sestertios centenos)</text:span>: sestertios &lt;centenos&gt; is the lemma. Her apparatus is saying that she accepts Oudendorp’s emendation, but she’s making it clear that &lt;centenos&gt; has been supplied.</text:p>
      <text:p text:style-name="Text_20_body"><text:span text:style-name="T1">52.2 (auersum (sc. Cassium))</text:span>: The parenthetical is a note for context.</text:p>
      <text:p text:style-name="Text_20_body"><text:span text:style-name="T1">55.1 (cohortibus XXX (sc. legionum tricesimae, unetuicesmae, et secundae))</text:span>: The parenthetical is a note for context.</text:p>
      <text:p text:style-name="Text_20_body"><text:span text:style-name="T1">55.2 (Minuci(i))</text:span>: (i) indicates an orthographical difference.</text:p>
      <text:p text:style-name="Text_20_body"><text:span text:style-name="T1">57.2 (unetuicesimanorum (i.e., XXImanorum))</text:span>: The parenthetical indicates an orthographical difference.</text:p>
      <text:p text:style-name="Text_20_body">58.2: The two entries here (sed … coniectura and sed … ferebat) will require special treatment, since transpositions are pretty involved. See <text:a xlink:type="simple" xlink:href="https://digitallatin.github.io/guidelines/LDLT-Guidelines.html#apparatus-criticus-transposition" text:style-name="Internet_20_link" text:visited-style-name="Visited_20_Internet_20_Link"><text:span text:style-name="Definition">https://digitallatin.github.io/guidelines/LDLT-Guidelines.html#apparatus-criticus-transposition</text:span></text:a>.</text:p>
      <text:p text:style-name="Text_20_body"><text:span text:style-name="T1">60.5 (uitii)</text:span>: I have asked Damon about this.</text:p>
      <text:p text:style-name="Text_20_body"><text:span text:style-name="T1">63.5 (complanarent (sc. Lepidus Marcellusque))</text:span>: The parenthetical is a note for context.</text:p>
      <text:p text:style-name="Text_20_body"><text:span text:style-name="T1">64.2 (obtinendam uenit)</text:span>: Damon thinks that uenit should be inserted into the text here. It is the reading of S.</text:p>
      <text:p text:style-name="Text_20_body"><text:span text:style-name="T1">64.2 (nau(e/i)s)</text:span>: The parenthetical is a note for context.</text:p>
      <text:p text:style-name="Text_20_body"><text:span text:style-name="T1">65.2 ((h)eae)</text:span>: The parenthetical is a note for context.</text:p>
      <text:p text:style-name="Text_20_body"><text:span text:style-name="T1">66.4 (B(i/y)thino)</text:span>: the parenthetical indicates orthographical differences.</text:p>
      <text:p text:style-name="Text_20_body"><text:span text:style-name="T1">66.5 (terreret &lt;gap&gt; Ariobarzani)</text:span>: &lt;gap&gt; should be ***.</text:p>
      <text:p text:style-name="Text_20_body"><text:span text:style-name="T1">67.1 (iae)</text:span>: Agreed that this is a mess. The parentheses indicate orthographical differences. I have asked Damon about the superscript 2.</text:p>
      <text:p text:style-name="Text_20_body"><text:span text:style-name="T1">67.1 (tet(h)rarchae)</text:span>: the parenthetical indicates orthographical differences.</text:p>
      <text:p text:style-name="Text_20_body"><text:span text:style-name="T1">73.1 (dubitanter)</text:span>: This appears to be a typo, probably from the previous entry, which ends with ‘dubitanter’. The lemma should be ‘munituras’.</text:p>
      <text:p text:style-name="Text_20_body"><text:span text:style-name="T1">73.1 (si modo ea loca hostes priores non cepissent)</text:span>: The lemma should have ‘&lt;non&gt;’. The apparatus is reporting that M has ‘non’, but Damon thinks that it is an insertion.</text:p>
      <text:p text:style-name="Text_20_body"><text:span text:style-name="T1">77.1 (eoque uel miles quoque)</text:span>: The lemma is ‘eoque’. The apparatus is indicating that Kübler had two suggestions: eoque or miles quoque.</text:p>
      <text:p text:style-name="Text_20_body"><text:span text:style-name="T1">78.2 (a quo rem)</text:span>: ‘a quo rem’ is Scaliger’s conjecture. Damon has printed ‘&lt;a&gt; quo rem’ to indicate both that it is a conjecture and that she accepts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MacOSX_X86_64 LibreOffice_project/f82ddfca21ebc1e222a662a32b25c0c9d20169ee</meta:generator>
    <dc:title/>
    <dc:description/>
    <dc:subject/>
    <meta:keyword/>
    <meta:initial-creator/>
    <dc:creator>Samuel Huskey</dc:creator>
    <meta:creation-date>2020-02-03T20:53:51Z</meta:creation-date>
    <dc:date>2020-02-03T14:54:48.956287631</dc:date>
    <meta:editing-duration>PT43S</meta:editing-duration>
    <meta:editing-cycles>1</meta:editing-cycles>
    <meta:document-statistic meta:table-count="0" meta:image-count="0" meta:object-count="0" meta:page-count="2" meta:paragraph-count="42" meta:word-count="615" meta:character-count="4188" meta:non-whitespace-character-count="3614"/>
  </office:meta>
</office:document-meta>
</file>